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556b2f" fo:font-size="22pt" style:text-underline-style="solid" style:text-underline-width="auto" style:text-underline-color="font-color" fo:font-weight="bold" officeooo:rsid="000ffa45" officeooo:paragraph-rsid="000ffa45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4169e1" fo:font-size="18pt" fo:font-weight="bold" officeooo:rsid="000ffa45" officeooo:paragraph-rsid="000ffa45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4169e1" fo:font-size="18pt" fo:font-weight="bold" officeooo:rsid="00110ebf" officeooo:paragraph-rsid="000ffa45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4169e1" fo:font-size="12pt" fo:font-weight="bold" officeooo:rsid="00110ebf" officeooo:paragraph-rsid="00110ebf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110ebf" officeooo:paragraph-rsid="00110ebf"/>
    </style:style>
    <style:style style:name="P6" style:family="paragraph" style:parent-style-name="Standard">
      <style:paragraph-properties fo:text-align="start" style:justify-single-word="false"/>
      <style:text-properties fo:color="#2f4f4f" fo:font-size="15pt" officeooo:rsid="00110ebf" officeooo:paragraph-rsid="00110ebf" style:font-size-asian="15pt" style:font-size-complex="15pt"/>
    </style:style>
    <style:style style:name="P7" style:family="paragraph" style:parent-style-name="Standard">
      <style:paragraph-properties fo:text-align="start" style:justify-single-word="false"/>
      <style:text-properties fo:color="#2f4f4f" fo:font-size="15pt" officeooo:paragraph-rsid="00110ebf" style:font-size-asian="15pt" style:font-size-complex="15pt"/>
    </style:style>
    <style:style style:name="P8" style:family="paragraph" style:parent-style-name="Standard">
      <style:paragraph-properties fo:text-align="start" style:justify-single-word="false"/>
      <style:text-properties fo:color="#2f4f4f" fo:font-size="12pt" fo:font-weight="bold" officeooo:rsid="00110ebf" officeooo:paragraph-rsid="00110ebf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officeooo:rsid="0012ea6d" officeooo:paragraph-rsid="0012ea6d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normal" officeooo:rsid="00110ebf" officeooo:paragraph-rsid="00110ebf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10ebf" officeooo:paragraph-rsid="00110ebf" style:font-weight-asian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weight="normal" officeooo:rsid="00110ebf" officeooo:paragraph-rsid="00110ebf" style:font-weight-asian="normal" style:font-weight-complex="normal"/>
    </style:style>
    <style:style style:name="P13" style:family="paragraph" style:parent-style-name="Standard" style:list-style-name="L1">
      <style:paragraph-properties fo:text-align="start" style:justify-single-word="false" style:writing-mode="lr-tb"/>
      <style:text-properties fo:font-weight="normal" officeooo:rsid="00110ebf" officeooo:paragraph-rsid="0012ea6d" style:font-weight-asian="normal" style:font-weight-complex="normal"/>
    </style:style>
    <style:style style:name="T1" style:family="text">
      <style:text-properties officeooo:rsid="00110ebf"/>
    </style:style>
    <style:style style:name="T2" style:family="text">
      <style:text-properties fo:color="#4169e1" fo:font-size="12pt" fo:font-weight="bold" style:font-size-asian="10.5pt" style:font-weight-asian="bold" style:font-size-complex="12pt" style:font-weight-complex="bold"/>
    </style:style>
    <style:style style:name="T3" style:family="text">
      <style:text-properties fo:color="#4169e1" fo:font-size="12pt" fo:font-weight="bold" officeooo:rsid="0012ea6d" style:font-size-asian="10.5pt" style:font-weight-asian="bold" style:font-size-complex="12pt" style:font-weight-complex="bold"/>
    </style:style>
    <style:style style:name="T4" style:family="text">
      <style:text-properties fo:color="#4169e1" fo:font-size="12pt" style:font-size-asian="10.5pt" style:font-size-complex="12pt"/>
    </style:style>
    <style:style style:name="T5" style:family="text">
      <style:text-properties fo:color="#4169e1" fo:font-size="12pt" officeooo:rsid="0012ea6d" style:font-size-asian="10.5pt" style:font-size-complex="12pt"/>
    </style:style>
    <style:style style:name="T6" style:family="text">
      <style:text-properties fo:color="#4169e1" fo:font-weight="bold" officeooo:rsid="00110ebf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10ebf" style:font-weight-asian="bold" style:font-weight-complex="bold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officeooo:rsid="0012ea6d"/>
    </style:style>
    <style:style style:name="T12" style:family="text">
      <style:text-properties fo:font-size="12pt" fo:font-weight="bold" style:font-size-asian="10.5pt" style:font-weight-asian="bold" style:font-size-complex="12pt" style:font-weight-complex="bold"/>
    </style:style>
    <style:style style:name="T13" style:family="text">
      <style:text-properties fo:color="#000000" fo:font-size="12pt" fo:font-weight="bold" officeooo:rsid="0012ea6d" style:font-size-asian="10.5pt" style:font-weight-asian="bold" style:font-size-complex="12pt" style:font-weight-complex="bold"/>
    </style:style>
    <style:style style:name="T14" style:family="text">
      <style:text-properties fo:color="#000000" fo:font-size="12pt" officeooo:rsid="0012ea6d" style:font-size-asian="10.5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-<text:span text:style-name="T1">Title</text:span></text:p>
      <text:p text:style-name="P2"><text:span text:style-name="T1">Farmers’ </text:span><text:span text:style-name="T11">Mutual </text:span><text:span text:style-name="T1">Market</text:span></text:p>
      <text:p text:style-name="P3"/>
      <text:p text:style-name="P8"><text:span text:style-name="T10">Team</text:span> <text:span text:style-name="T10">Details</text:span> <text:span text:style-name="T10">:</text:span></text:p>
      <text:p text:style-name="P4"/>
      <text:p text:style-name="P7"><text:span text:style-name="T8">Actual</text:span></text:p>
      <text:list xml:id="list723688692" text:style-name="L1">
        <text:list-item>
          <text:p text:style-name="P13"><text:span text:style-name="T4">Ritu Raj Sharma</text:span><text:span text:style-name="T13">(Team Leader)</text:span></text:p>
        </text:list-item>
        <text:list-item>
          <text:p text:style-name="P13"><text:span text:style-name="T4">Vivek Raj B</text:span><text:span text:style-name="T5">h</text:span><text:span text:style-name="T4">ai Patel</text:span><text:span text:style-name="T13">(UI and Menu Designer)</text:span></text:p>
        </text:list-item>
        <text:list-item>
          <text:p text:style-name="P10"><text:span text:style-name="T4">Anup Jaiswal</text:span><text:span text:style-name="T13">(UI and Menu Designer)</text:span></text:p>
        </text:list-item>
      </text:list>
      <text:p text:style-name="P11"><text:span text:style-name="T4"/></text:p>
      <text:p text:style-name="P6"><text:span text:style-name="T7">Virtual</text:span></text:p>
      <text:list xml:id="list3157890964" text:style-name="L2">
        <text:list-item>
          <text:p text:style-name="P12"><text:span text:style-name="T4">Zunaid Alam</text:span><text:span text:style-name="T13">(Tester)</text:span></text:p>
        </text:list-item>
      </text:list>
      <text:p text:style-name="P5"><text:span text:style-name="T2"/></text:p>
      <text:p text:style-name="P9"><text:span text:style-name="T12">We all are from MJK College Bettiah West Champaran Bihar 845438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6T15:12:54.712086659</meta:creation-date>
    <dc:date>2021-02-06T15:50:49.009247359</dc:date>
    <meta:editing-duration>PT3M50S</meta:editing-duration>
    <meta:editing-cycles>1</meta:editing-cycles>
    <meta:document-statistic meta:table-count="0" meta:image-count="0" meta:object-count="0" meta:page-count="1" meta:paragraph-count="10" meta:word-count="42" meta:character-count="257" meta:non-whitespace-character-count="229"/>
    <meta:generator>LibreOffice/6.4.6.2$Linux_X86_64 LibreOffice_project/40$Build-2</meta:generator>
  </office:meta>
</office:document-meta>
</file>